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a97a5" officeooo:paragraph-rsid="000a97a5"/>
    </style:style>
    <style:style style:name="P2" style:family="paragraph" style:parent-style-name="Standard">
      <style:text-properties officeooo:rsid="000a97a5" officeooo:paragraph-rsid="000e7c7b"/>
    </style:style>
    <style:style style:name="P3" style:family="paragraph" style:parent-style-name="Standard">
      <style:text-properties officeooo:rsid="000a97a5" officeooo:paragraph-rsid="0010f7f2"/>
    </style:style>
    <style:style style:name="P4" style:family="paragraph" style:parent-style-name="Standard">
      <style:text-properties officeooo:rsid="0010f7f2" officeooo:paragraph-rsid="0010f7f2"/>
    </style:style>
    <style:style style:name="P5" style:family="paragraph" style:parent-style-name="Standard">
      <style:text-properties officeooo:rsid="00143df4" officeooo:paragraph-rsid="00143df4"/>
    </style:style>
    <style:style style:name="P6" style:family="paragraph" style:parent-style-name="Standard">
      <style:text-properties officeooo:rsid="0015b6c9" officeooo:paragraph-rsid="0015b6c9"/>
    </style:style>
    <style:style style:name="T1" style:family="text">
      <style:text-properties officeooo:rsid="000bee96"/>
    </style:style>
    <style:style style:name="T2" style:family="text">
      <style:text-properties officeooo:rsid="000e7c7b"/>
    </style:style>
    <style:style style:name="T3" style:family="text">
      <style:text-properties officeooo:rsid="0010307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Elijah Michaelson</text:p>
      <text:p text:style-name="P4">Team 4</text:p>
      <text:p text:style-name="P4">Week 9 Individual Work</text:p>
      <text:p text:style-name="P4"/>
      <text:p text:style-name="P3"><text:tab/>This week I spent some time coming up with a short presentation for our DAB member (Chris Sharman), along with a list of questions about our project that he may have some insight on. Because it has been difficult to arrange in-person meeting times with Chris, I wanted to give a detailed account of our project <text:span text:style-name="T1">so that we are able to spot problems/risks and absorb his suggestions into our process early on in the development cycle. In this informal presentation to him, I went into detail beyond what he has previously heard, including:</text:span></text:p>
      <text:p text:style-name="P1"><text:tab/>-<text:span text:style-name="T2">Where each component of our overall program will ‘live’</text:span></text:p>
      <text:p text:style-name="P1"><text:tab/><text:tab/>-<text:span text:style-name="T2">User-side </text:span></text:p>
      <text:p text:style-name="P1"><text:tab/><text:tab/><text:tab/>-<text:span text:style-name="T2">Python ‘control-flow’ application </text:span></text:p>
      <text:p text:style-name="P1"><text:tab/><text:tab/>-<text:span text:style-name="T2">Developer-side</text:span></text:p>
      <text:p text:style-name="P1"><text:tab/><text:tab/><text:tab/>-<text:span text:style-name="T2">Javascript/Jquery/HTML tags</text:span></text:p>
      <text:p text:style-name="P2"><text:tab/>-<text:span text:style-name="T2">How communication will occur between these components </text:span></text:p>
      <text:p text:style-name="P2"><text:span text:style-name="T2"><text:tab/><text:tab/>-Flask web server servicing AJAX requests</text:span></text:p>
      <text:p text:style-name="P2"><text:span text:style-name="T2"><text:tab/><text:tab/>-user-side python script reading/writing from local memory</text:span></text:p>
      <text:p text:style-name="P2"><text:span text:style-name="T2"><text:tab/><text:tab/>-External device/camera information flow from REQUEST (developer-side webpage) to CAPTURE (Flask server absorbs request and triggers camera) to CLASSIFIER (image classification using Tensorflow)</text:span></text:p>
      <text:p text:style-name="P2"><text:tab/>-<text:span text:style-name="T3">Security considerations and their possible resolution involving the communication between these components</text:span></text:p>
      <text:p text:style-name="P2"/>
      <text:p text:style-name="P4"><text:tab/>From this informal talk, he did not have any problems or suggestions with the architecture. He did however have suggestions from a managerial point of view, indicating that we should pick deadlines for the development of these components. He said that these could be “fudged”, but are important to pick early on. Additionally, he suggested that each member specialize some component of the system, allowing us to have an “expert” to consult within the team when we start interfacing the components together. </text:p>
      <text:p text:style-name="P4"/>
      <text:p text:style-name="P4"/>
      <text:p text:style-name="P5">Additionally, I looked into some security topics that we may need for the communication between the user-side flask server and the developer’s server. In particular, I researched TLS/SSL and how the asymmetric security is employed to accomplish secure encryption. I am not how much of this we willl actually need to know for our project, but I liked to have a conceptual <text:s/>understanding of the topic just in case.</text:p>
      <text:p text:style-name="P5"/>
      <text:p text:style-name="P5"/>
      <text:p text:style-name="P6">https://www.tensorflow.org/programmers_guide/estimators</text:p>
      <text:p text:style-name="P5">http://www.zytrax.com/tech/survival/ssl.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31T13:14:59.472924315</meta:creation-date>
    <dc:date>2017-10-31T15:11:34.766642455</dc:date>
    <meta:editing-duration>PT16M56S</meta:editing-duration>
    <meta:editing-cycles>4</meta:editing-cycles>
    <meta:generator>LibreOffice/5.1.6.2$Linux_X86_64 LibreOffice_project/10m0$Build-2</meta:generator>
    <meta:document-statistic meta:table-count="0" meta:image-count="0" meta:object-count="0" meta:page-count="1" meta:paragraph-count="18" meta:word-count="326" meta:character-count="2222" meta:non-whitespace-character-count="1888"/>
  </office:meta>
</office:document-meta>
</file>